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tient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ient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AutoIncrement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SN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 Care Phy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r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rgie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O.B.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1" office:value-type="string" calcext:value-type="string">
            <text:p>Nurse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ployee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sn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ar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ll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PatientsAssigne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d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ear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1" office:value-type="string" calcext:value-type="string">
            <text:p>Physician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ployee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n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ar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ne number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PatientsAssigne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ty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1" office:value-type="string" calcext:value-type="string">
            <text:p>Surgeon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ployee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n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ne number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ractNu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dication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signed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edT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tityOnHan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ntityOnOrder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Cost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atientMedD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sit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auto inc</text:p>
          </table:table-cell>
          <table:table-cell office:value-type="string" calcext:value-type="string">
            <text:p>used as there was no other candidate for a primary key, and it wasn’t in the design doc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ent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lester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dSugar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gyCod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We’re going to have to do some bit-twiddling fuckery for thi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llergy Info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rgyInfo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llness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rgyInfo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ntractInf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tract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ctLength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Start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ity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dmitPati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maryKeyPlaceHold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Auto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rsingUn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mit to # 1 through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m</text:p>
          </table:table-cell>
          <table:table-cell office:value-type="string" calcext:value-type="string">
            <text:p>tect</text:p>
          </table:table-cell>
          <table:table-cell office:value-type="string" calcext:value-type="string">
            <text:p>limit to blue or gre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Nu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mit to ‘A’ or’ B’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holesterol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used as there was no other candidate for a primary key, and it wasn’t in the design doc</text:p>
          </table:table-cell>
          <table:table-cell/>
        </table:table-row>
        <table:table-row table:style-name="ro2">
          <table:table-cell office:value-type="string" calcext:value-type="string">
            <text:p>HDL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L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lyceride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Administered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ent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ppointment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t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used as there was no other candidate for a primary key, and it wasn’t in the design doc</text:p>
          </table:table-cell>
          <table:table-cell/>
        </table:table-row>
        <table:table-row table:style-name="ro2">
          <table:table-cell office:value-type="string" calcext:value-type="string">
            <text:p>dateofApt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ent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sic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urgerySchedule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rgery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AutoIncrement</text:p>
          </table:table-cell>
          <table:table-cell office:value-type="string" calcext:value-type="string">
            <text:p>used as there was no other candidate for a primary key, and it wasn’t in the design doc</text:p>
          </table:table-cell>
        </table:table-row>
        <table:table-row table:style-name="ro2">
          <table:table-cell office:value-type="string" calcext:value-type="string">
            <text:p>when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ent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geon 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9:23:12.406419422</meta:creation-date>
    <dc:date>2022-05-25T21:44:35.251528328</dc:date>
    <meta:editing-duration>PT1H20M17S</meta:editing-duration>
    <meta:editing-cycles>7</meta:editing-cycles>
    <meta:generator>LibreOffice/7.0.4.2$Linux_AARCH64 LibreOffice_project/00$Build-2</meta:generator>
    <meta:document-statistic meta:table-count="1" meta:cell-count="200" meta:object-count="0"/>
  </office:meta>
</office:document-meta>
</file>